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draw:textarea-vertical-align="middle" fo:min-height="29.45cm"/>
    </style:style>
    <style:style style:name="gr2" style:family="graphic" style:parent-style-name="standard">
      <style:graphic-properties draw:stroke="none" svg:stroke-color="#000000" draw:fill="none" draw:fill-color="#ffffff" fo:min-height="2.635cm"/>
    </style:style>
    <style:style style:name="gr3" style:family="graphic" style:parent-style-name="standard" style:list-style-name="L1">
      <style:graphic-properties draw:stroke="none" svg:stroke-color="#000000" draw:fill="none" draw:fill-color="#ffffff" draw:textarea-vertical-align="middle" fo:min-height="2.15cm"/>
    </style:style>
    <style:style style:name="gr4" style:family="graphic" style:parent-style-name="standard">
      <style:graphic-properties draw:stroke="none" svg:stroke-color="#000000" draw:fill="none" draw:fill-color="#ffffff" draw:textarea-vertical-align="middle" fo:min-height="27.45cm"/>
    </style:style>
    <style:style style:name="P1" style:family="paragraph">
      <style:paragraph-properties fo:text-align="center"/>
    </style:style>
    <style:style style:name="P2" style:family="paragraph">
      <style:text-properties fo:color="#000000" fo:font-size="24pt" style:text-underline-style="none" fo:font-weight="bold" style:font-size-asian="24pt" style:font-weight-asian="bold" style:font-size-complex="24pt" style:font-weight-complex="bold"/>
    </style:style>
    <style:style style:name="P3" style:family="paragraph">
      <style:paragraph-properties fo:margin-left="0cm" fo:margin-right="0cm" fo:margin-top="0cm" fo:margin-bottom="0cm" fo:line-height="100%" fo:text-align="end" fo:text-indent="0cm"/>
    </style:style>
    <style:style style:name="P4" style:family="paragraph">
      <style:paragraph-properties fo:text-align="end"/>
    </style:style>
    <style:style style:name="P5" style:family="paragraph">
      <style:paragraph-properties fo:margin-left="0cm" fo:margin-right="0cm" fo:margin-top="0cm" fo:margin-bottom="0cm" fo:line-height="100%" fo:text-align="end" fo:text-indent="0cm"/>
      <style:text-properties fo:color="#000000" fo:font-size="24pt" style:font-size-asian="24pt" style:font-size-complex="24pt"/>
    </style:style>
    <style:style style:name="P6" style:family="paragraph">
      <style:paragraph-properties fo:text-align="start"/>
    </style:style>
    <style:style style:name="P7" style:family="paragraph">
      <style:paragraph-properties fo:margin-left="0cm" fo:margin-right="0cm" fo:margin-top="0cm" fo:margin-bottom="0cm" fo:line-height="100%" fo:text-align="start" fo:text-indent="0cm"/>
    </style:style>
    <style:style style:name="T1" style:family="text">
      <style:text-properties fo:color="#ce181e" fo:font-family="sans-serif, Arial" fo:font-size="72pt" style:text-underline-style="none" fo:font-weight="bold" style:font-size-asian="72pt" style:font-weight-asian="bold" style:font-family-complex="sans-serif, Arial" style:font-size-complex="72pt" style:font-weight-complex="bold"/>
    </style:style>
    <style:style style:name="T2" style:family="text">
      <style:text-properties fo:color="#ce181e" fo:font-family="sans-serif, Arial" fo:font-size="32pt" style:text-underline-style="solid" style:text-underline-width="auto" style:text-underline-color="font-color" style:font-size-asian="32pt" style:font-family-complex="sans-serif, Arial" style:font-size-complex="32pt"/>
    </style:style>
    <style:style style:name="T3" style:family="text">
      <style:text-properties fo:color="#000000" fo:font-family="sans-serif, Arial" fo:font-size="24pt" style:text-underline-style="none" fo:font-weight="bold" style:font-size-asian="24pt" style:font-weight-asian="bold" style:font-family-complex="sans-serif, Arial" style:font-size-complex="24pt" style:font-weight-complex="bold"/>
    </style:style>
    <style:style style:name="T4" style:family="text">
      <style:text-properties fo:color="#000000" fo:font-family="sans-serif, Arial" fo:font-size="24pt" style:text-underline-style="solid" style:text-underline-width="auto" style:text-underline-color="font-color" style:font-size-asian="24pt" style:font-family-complex="sans-serif, Arial" style:font-size-complex="24pt"/>
    </style:style>
    <style:style style:name="T5" style:family="text">
      <style:text-properties fo:font-size="32pt" fo:font-weight="bold" style:font-size-asian="32pt" style:font-weight-asian="bold" style:font-size-complex="32pt" style:font-weight-complex="bold"/>
    </style:style>
    <style:style style:name="T6" style:family="text">
      <style:text-properties fo:color="#ff3333" fo:font-style="normal" style:text-underline-style="solid" style:text-underline-width="auto" style:text-underline-color="font-color" fo:font-weight="bold" style:font-style-asian="normal" style:font-weight-asian="bold" style:font-style-complex="normal" style:font-weight-complex="bold"/>
    </style:style>
    <style:style style:name="T7"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8" style:family="text">
      <style:text-properties fo:color="#000000" fo:font-style="normal" style:text-underline-style="none" fo:font-weight="normal" style:font-style-asian="normal" style:font-weight-asian="normal" style:font-style-complex="normal" style:font-weight-complex="normal"/>
    </style:style>
    <style:style style:name="T9" style:family="text">
      <style:text-properties style:text-underline-style="none" fo:font-weight="bold" style:font-weight-asian="bold" style:font-weight-complex="bold"/>
    </style:style>
    <style:style style:name="T10" style:family="text">
      <style:text-properties fo:color="#ff3333" style:text-underline-style="solid" style:text-underline-width="auto" style:text-underline-color="font-color" fo:font-weight="bold" style:font-weight-asian="bold" style:font-weight-complex="bold"/>
    </style:style>
    <style:style style:name="T11" style:family="text">
      <style:text-properties fo:color="#ff3333" style:text-underline-style="none"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layer="layout" svg:width="21cm" svg:height="29.7cm" svg:x="0cm" svg:y="0cm">
          <draw:text-box>
            <text:p text:style-name="P1"><text:span text:style-name="T1">PROJET </text:span></text:p>
            <text:p text:style-name="P1"><text:span text:style-name="T2"/></text:p>
          </draw:text-box>
        </draw:frame>
        <draw:frame draw:style-name="gr2" draw:text-style-name="P2" draw:layer="layout" svg:width="11.036cm" svg:height="2.885cm" svg:x="0.964cm" svg:y="1.134cm">
          <draw:text-box>
            <text:p><text:span text:style-name="T3">Algorithmique 2</text:span></text:p>
          </draw:text-box>
        </draw:frame>
        <draw:frame draw:style-name="gr3" draw:text-style-name="P5" draw:layer="layout" svg:width="7.4cm" svg:height="2.4cm" svg:x="12.6cm" svg:y="26.3cm">
          <draw:text-box>
            <text:p text:style-name="P3"><text:span text:style-name="T4">Drardja Ianis</text:span></text:p>
            <text:p text:style-name="P4"><text:span text:style-name="T4">2019-2020</text:span></text:p>
          </draw:text-box>
        </draw:frame>
      </draw:page>
      <draw:page draw:name="page2" draw:style-name="dp1" draw:master-page-name="Standard">
        <draw:frame draw:style-name="gr4" draw:text-style-name="P1" draw:layer="layout" svg:width="19cm" svg:height="27.7cm" svg:x="1cm" svg:y="1cm">
          <draw:text-box>
            <text:p text:style-name="P1"><text:span text:style-name="T5">Objectif du projet</text:span></text:p>
            <text:p text:style-name="P1"/>
            <text:p text:style-name="P6">Dans ce projet nous avons pour objectif, de réaliser un programme en C, capable à partir d’un texte donné et d'un ou plusieurs lexique(s) de donner la ligne d’apparition d'un mot du lexique dans notre texte et nous somme en mesure de savoir dans quel(s) lexique ce mot apparaît. <text:s/></text:p>
            <text:p text:style-name="P6"/>
            <text:p text:style-name="P6">Le programme va de plus devoir gérer plusieurs autres possibilités comme la sortie du tableau d'affichage de l'apparition du mot dans un fichier texte ainsi que différentes options possibles. Notamment l’affichage de l’aide, expliquant l’utilité de chaque option.</text:p>
          </draw:text-box>
        </draw:frame>
      </draw:page>
      <draw:page draw:name="page3" draw:style-name="dp1" draw:master-page-name="Standard">
        <draw:frame draw:style-name="gr4" draw:text-style-name="P1" draw:layer="layout" svg:width="19cm" svg:height="27.7cm" svg:x="1cm" svg:y="1cm">
          <draw:text-box>
            <text:p text:style-name="P1"><text:span text:style-name="T5">ORGANISATION DU PROJET</text:span></text:p>
            <text:p text:style-name="P1"/>
            <text:p text:style-name="P6">Pour organiser notre projet le plus clairement possible, nous avons placé chaque module qui constitue le programme dans un dossier propre à ce dernier, en voici donc les spécifications :</text:p>
            <text:p text:style-name="P6"/>
            <text:p text:style-name="P6">- <text:span text:style-name="T6">Le module glosaries</text:span><text:span text:style-name="T7"> </text:span><text:span text:style-name="T8">: contient </text:span></text:p>
            <text:p text:style-name="P6"/>
            <text:p text:style-name="P6"><text:span text:style-name="T9">- </text:span><text:span text:style-name="T10"><text:s/>Le module hastable</text:span><text:span text:style-name="T9"> </text:span>: contient des fonctions pour gérer les tables de hachage.</text:p>
            <text:p text:style-name="P6"/>
            <text:p text:style-name="P6">- <text:s/><text:span text:style-name="T10">Le module holdall</text:span> : <text:s/>gère le holdall ( four tout ) qui va contenir l’adresse de nos élément pour les quelles nous allons allouer de la place dans nos listes et dans le hashtable.</text:p>
            <text:p text:style-name="P6"/>
            <text:p text:style-name="P7">-<text:span text:style-name="T11"> <text:s/></text:span><text:span text:style-name="T10">Le module list </text:span>: contient des fonctions capable de créer et gérer des listes et les itérer simplement.</text:p>
            <text:p text:style-name="P6"/>
            <text:p text:style-name="P6">- <text:s/><text:span text:style-name="T10">Le module option</text:span> : <text:s/>contient <text:s/>des fonctions qui permettent la gestions des options envoyé à notre programme principal.</text:p>
            <text:p text:style-name="P7"/>
            <text:p text:style-name="P7">- <text:span text:style-name="T10">Le module word </text:span>: contient des fonctions pouvant gérer l'appartenance d'un mot à un/des lexique(s) et à une/des ligne(s).</text:p>
            <text:p text:style-name="P6"/>
            <text:p text:style-name="P6"/>
          </draw:text-box>
        </draw:frame>
      </draw:page>
      <draw:page draw:name="page4" draw:style-name="dp1" draw:master-page-name="Standard">
        <draw:frame draw:style-name="gr4" draw:text-style-name="P1" draw:layer="layout" svg:width="19cm" svg:height="27.7cm" svg:x="1cm" svg:y="0.999cm">
          <draw:text-box>
            <text:p text:style-name="P1"><text:span text:style-name="T5">STRUCTURES DE DONNEES</text:span></text:p>
            <text:p text:style-name="P1"/>
            <text:p text:style-name="P6">Le choix de la structure de donnée était crucial, lors de la mise</text:p>
            <text:p text:style-name="P6">en place du projet. Nous avons choisi d’utiliser une structure</text:p>
            <text:p text:style-name="P6">implantant une liste dynamique simplement chaînées avec pointeur de tête, de queue ainsi que la longueur et la position courante d'un pointeur au sein de cette chaîne.</text:p>
            <text:p text:style-name="P6"/>
            <text:p text:style-name="P6">Le pointeur de queue nous a permis comme vu en tp n°6 avec le</text:p>
            <text:p text:style-name="P6">module ldigs, d’effectuer des insertions en queue en temps</text:p>
            <text:p text:style-name="P6">constant ce qui nous permis de gagner en complexité en temps</text:p>
            <text:p text:style-name="P6">d’exécution, en ce qui concerne la formation des nouvelles listes</text:p>
            <text:p text:style-name="P6">de clé et valeurs associées.</text:p>
            <text:p text:style-name="P6"/>
            <text:p text:style-name="P6">Pour ce qui est de notre module word nous avons créer une structure capable d’à partir de notre mot de retrouver les lexiques qui lui sont associés ainsi que ses lignes d'apparitions dans notre texte.</text:p>
            <text:p text:style-name="P6"/>
            <text:p text:style-name="P6">L’image à la page suivante illustre le déroulement du programme</text:p>
            <text:p text:style-name="P6">avec deux clés différentes à qui sont associées leurs valeurs</text:p>
            <text:p text:style-name="P6">respectives. On peut observer comme exiger dans le sujet du</text:p>
            <text:p text:style-name="P6">projet, qu’il n’y a qu’une allocation pour les multiples</text:p>
            <text:p text:style-name="P6">occurrences du successeur {[ça]} de clé {[Est-ce], [que]}.</text:p>
            <text:p text:style-name="P6"/>
            <text:p text:style-name="P6"/>
            <text:p text:style-name="P6"/>
            <text:p text:style-name="P6"/>
          </draw:text-box>
        </draw:frame>
      </draw:page>
      <draw:page draw:name="page5" draw:style-name="dp1" draw:master-page-name="Standard">
        <draw:frame draw:style-name="gr4" draw:text-style-name="P1" draw:layer="layout" svg:width="19cm" svg:height="27.7cm" svg:x="1cm" svg:y="0.999cm">
          <draw:text-box>
            <text:p text:style-name="P1"><text:span text:style-name="T5">DESCRIPTIF DES MODULES</text:span></text:p>
            <text:p text:style-name="P1"><text:span text:style-name="T5">DEVELOPPES</text:span></text:p>
            <text:p text:style-name="P1"/>
            <text:p text:style-name="P6">Le choix de la structure de donnée était crucial, lors de la mise</text:p>
            <text:p text:style-name="P6">en place du projet. Nous avons choisi d’utiliser une structure</text:p>
            <text:p text:style-name="P6">implantant une liste dynamique simplement chainées avec pointeur de tête, de queue ainsi que la longueur.</text:p>
            <text:p text:style-name="P6"/>
            <text:p text:style-name="P6">Le pointeur de queue nous a permis comme vu en tp n°6 avec le</text:p>
            <text:p text:style-name="P6">module ldigs, d’effectuer des insertions en queue en temps</text:p>
            <text:p text:style-name="P6">constant ce qui nous permis de gagner en complexité en temps</text:p>
            <text:p text:style-name="P6">d’exécution, en ce qui concerne la formation des nouvelles listes</text:p>
            <text:p text:style-name="P6">de clé et valeurs associées.</text:p>
            <text:p text:style-name="P6"/>
            <text:p text:style-name="P6">Nous avons aussi gardé la longueur de chaque liste, ce qui nous</text:p>
            <text:p text:style-name="P6">a été utile sous plusieurs points. Notamment en ce qui concerne</text:p>
            <text:p text:style-name="P6">la génération aléatoire du texte.</text:p>
            <text:p text:style-name="P6"/>
            <text:p text:style-name="P6">L’image à la page suivante illustre le déroulement du programme</text:p>
            <text:p text:style-name="P6">avec deux clés différentes à qui sont associées leurs valeurs</text:p>
            <text:p text:style-name="P6">respectives. On peut observer comme exiger dans le sujet du</text:p>
            <text:p text:style-name="P6">projet, qu’il n’y a qu’une allocation pour les multiples</text:p>
            <text:p text:style-name="P6">occurrences du successeur {[ça]} de clé {[Est-ce], [que]}.</text:p>
            <text:p text:style-name="P6"/>
            <text:p text:style-name="P6"/>
            <text:p text:style-name="P6"/>
            <text:p text:style-name="P6"/>
          </draw:text-box>
        </draw:frame>
      </draw:page>
      <draw:page draw:name="page6" draw:style-name="dp1" draw:master-page-name="Standard">
        <draw:frame draw:style-name="gr4" draw:text-style-name="P1" draw:layer="layout" svg:width="19cm" svg:height="27.7cm" svg:x="1cm" svg:y="0.999cm">
          <draw:text-box>
            <text:p text:style-name="P1"><text:span text:style-name="T5">PERFORMANCE DU</text:span></text:p>
            <text:p text:style-name="P1"><text:span text:style-name="T5">PROGRAMME</text:span></text:p>
            <text:p text:style-name="P1"/>
            <text:p text:style-name="P6">SCREEN PERFORMANCE</text:p>
            <text:p text:style-name="P6"/>
            <text:p text:style-name="P6"/>
          </draw:text-box>
        </draw:frame>
      </draw:page>
      <draw:page draw:name="page7" draw:style-name="dp1" draw:master-page-name="Standard">
        <draw:frame draw:style-name="gr4" draw:text-style-name="P1" draw:layer="layout" svg:width="19cm" svg:height="27.7cm" svg:x="1cm" svg:y="0.999cm">
          <draw:text-box>
            <text:p text:style-name="P1"><text:span text:style-name="T5">DIFFICULTEES RENCONTREES</text:span></text:p>
            <text:p text:style-name="P1"/>
            <text:p text:style-name="P6">Ce projet nous a permis de comprendre encore mieux la</text:p>
            <text:p text:style-name="P6">programmation modulaire en C et comment répondre aux exigences d’un travail donné. Le fait d’être confrontés à diffèrent</text:p>
            <text:p text:style-name="P6">problèmes et de les avoir surmontés grâce à tous ce qu’on a</text:p>
            <text:p text:style-name="P6">appris en TD, TP et CM nous a donné une expérience de plus en l’algorithmique.</text:p>
            <text:p text:style-name="P6"/>
            <text:p text:style-name="P6"/>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 PL SungtiL GB'"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Normal" style:family="graphic">
      <style:paragraph-properties style:text-autospace="none"/>
      <style:text-properties style:use-window-font-color="true" fo:language="fr" fo:country="FR" style:letter-kerning="true" style:font-family-asian="'Lohit Devanagari'" style:font-pitch-asian="variable" style:font-size-asian="12pt" style:language-asian="hi" style:country-asian="IN"/>
    </style:style>
    <style:style style:name="Index" style:family="graphic">
      <style:paragraph-properties style:text-autospace="none"/>
      <style:text-properties style:font-family-asian="'Lohit Devanagari'"/>
    </style:style>
    <style:style style:name="Légende" style:family="graphic">
      <style:paragraph-properties fo:margin-top="0.374cm" fo:margin-bottom="0.374cm" style:text-autospace="none"/>
      <style:text-properties fo:font-style="italic" style:font-family-asian="'Lohit Devanagari'" style:font-size-asian="12pt" style:font-style-asian="italic" style:font-style-complex="italic"/>
    </style:style>
    <style:style style:name="Liste" style:family="graphic">
      <style:paragraph-properties fo:margin-top="0cm" fo:margin-bottom="0.436cm" fo:line-height="115%" style:text-autospace="none"/>
      <style:text-properties style:font-family-asian="'Lohit Devanagari'"/>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9-12-20T09:50:47.716460136</meta:creation-date>
    <dc:date>2020-01-03T01:41:21.74</dc:date>
    <meta:editing-duration>PT4H24M54S</meta:editing-duration>
    <meta:editing-cycles>4</meta:editing-cycles>
    <meta:generator>OpenOffice/4.1.5$Win32 OpenOffice.org_project/415m1$Build-9789</meta:generator>
    <meta:document-statistic meta:object-count="9"/>
  </office:meta>
</office:document-meta>
</file>